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ucida Sans" svg:font-family="'Lucida Sans'" style:font-family-generic="system" style:font-pitch="variable"/>
    <style:font-face style:name="PingFang SC" svg:font-family="'PingFang SC'"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fill-color="#e6e6ff" draw:textarea-horizontal-align="justify" draw:textarea-vertical-align="bottom" draw:auto-grow-height="false" fo:min-height="8.15cm" fo:min-width="27.2cm"/>
    </style:style>
    <style:style style:name="gr2" style:family="graphic" style:parent-style-name="standard">
      <style:graphic-properties draw:fill-color="#99ccff" draw:textarea-horizontal-align="justify" draw:textarea-vertical-align="top" draw:auto-grow-height="false" draw:fit-to-size="shrink-to-fit" style:shrink-to-fit="true" fo:min-height="5.346cm" fo:min-width="8.096cm"/>
    </style:style>
    <style:style style:name="gr3" style:family="graphic" style:parent-style-name="standard">
      <style:graphic-properties draw:fill-color="#c0c0c0" draw:textarea-horizontal-align="justify" draw:textarea-vertical-align="middle" draw:auto-grow-height="false" fo:min-height="6.05cm" fo:min-width="27.2cm"/>
    </style:style>
    <style:style style:name="gr4" style:family="graphic" style:parent-style-name="standard">
      <style:graphic-properties draw:textarea-horizontal-align="justify" draw:textarea-vertical-align="middle" draw:auto-grow-height="false" fo:min-height="0.812cm" fo:min-width="0.562cm"/>
    </style:style>
    <style:style style:name="gr5" style:family="graphic" style:parent-style-name="standard">
      <style:graphic-properties draw:textarea-horizontal-align="justify" draw:textarea-vertical-align="middle" draw:auto-grow-height="false" draw:fit-to-size="shrink-to-fit" style:shrink-to-fit="true" fo:min-height="1.826cm" fo:min-width="3.076cm" fo:wrap-option="wrap"/>
    </style:style>
    <style:style style:name="gr6" style:family="graphic" style:parent-style-name="standard">
      <style:graphic-properties draw:textarea-horizontal-align="justify" draw:textarea-vertical-align="middle" draw:auto-grow-height="false" fo:min-height="0.74cm" fo:min-width="0.49cm"/>
    </style:style>
    <style:style style:name="gr7" style:family="graphic" style:parent-style-name="standard">
      <style:graphic-properties draw:textarea-horizontal-align="justify" draw:textarea-vertical-align="middle" draw:auto-grow-height="false" fo:min-height="1.826cm" fo:min-width="3.076cm" fo:wrap-option="wrap"/>
    </style:style>
    <style:style style:name="gr8" style:family="graphic" style:parent-style-name="standard">
      <style:graphic-properties draw:fill-color="#00ff00" draw:textarea-horizontal-align="justify" draw:textarea-vertical-align="middle" draw:auto-grow-height="false" fo:min-height="0.756cm" fo:min-width="2.492cm"/>
    </style:style>
    <style:style style:name="gr9" style:family="graphic" style:parent-style-name="objectwithoutfill">
      <style:graphic-properties draw:marker-end="Arrow" draw:marker-end-width="0.3cm" draw:fill="none" draw:textarea-vertical-align="middle"/>
    </style:style>
    <style:style style:name="gr10" style:family="graphic" style:parent-style-name="standard">
      <style:graphic-properties draw:textarea-horizontal-align="justify" draw:textarea-vertical-align="middle" draw:auto-grow-height="false" draw:fit-to-size="shrink-to-fit" style:shrink-to-fit="true" fo:min-height="1.826cm" fo:min-width="5.413cm"/>
    </style:style>
    <style:style style:name="gr11" style:family="graphic" style:parent-style-name="standard">
      <style:graphic-properties draw:textarea-horizontal-align="justify" draw:textarea-vertical-align="middle" draw:auto-grow-height="false" draw:fit-to-size="shrink-to-fit" style:shrink-to-fit="true" fo:min-height="1.826cm" fo:min-width="5.412cm"/>
    </style:style>
    <style:style style:name="gr12" style:family="graphic" style:parent-style-name="objectwithoutfill">
      <style:graphic-properties draw:marker-start="Arrow" draw:marker-start-width="0.3cm" draw:marker-end="Arrow" draw:marker-end-width="0.3cm" draw:fill="none" draw:textarea-vertical-align="middle"/>
    </style:style>
    <style:style style:name="gr13" style:family="graphic" style:parent-style-name="standard">
      <style:graphic-properties draw:textarea-horizontal-align="justify" draw:textarea-vertical-align="middle" draw:auto-grow-height="false" fo:min-height="1.164cm" fo:min-width="0.914cm"/>
    </style:style>
    <style:style style:name="gr14" style:family="graphic" style:parent-style-name="standard">
      <style:graphic-properties draw:marker-start="Arrow" draw:marker-start-width="0.3cm" draw:marker-end="Arrow" draw:marker-end-width="0.3cm" draw:textarea-vertical-align="middle"/>
    </style:style>
    <style:style style:name="gr15" style:family="graphic" style:parent-style-name="standard">
      <style:graphic-properties draw:textarea-horizontal-align="justify" draw:textarea-vertical-align="middle" draw:auto-grow-height="false" fo:min-height="0.983cm" fo:min-width="3.355cm" fo:wrap-option="no-wrap"/>
    </style:style>
    <style:style style:name="gr16" style:family="graphic" style:parent-style-name="standard">
      <style:graphic-properties draw:marker-start="Arrow" draw:marker-start-width="0.3cm" draw:marker-end="Arrow" draw:marker-end-width="0.3cm" draw:textarea-vertical-align="middle"/>
    </style:style>
    <style:style style:name="gr17" style:family="graphic" style:parent-style-name="standard">
      <style:graphic-properties draw:textarea-horizontal-align="justify" draw:textarea-vertical-align="middle" draw:auto-grow-height="false" fo:min-height="1.826cm" fo:min-width="1.576cm"/>
    </style:style>
    <style:style style:name="gr18" style:family="graphic" style:parent-style-name="standard">
      <style:graphic-properties draw:textarea-horizontal-align="justify" draw:textarea-vertical-align="middle" draw:auto-grow-height="false" fo:min-height="0.983cm" fo:min-width="2.244cm" fo:wrap-option="no-wrap"/>
    </style:style>
    <style:style style:name="gr19" style:family="graphic" style:parent-style-name="standard">
      <style:graphic-properties draw:fill-color="#ffffff" draw:textarea-horizontal-align="justify" draw:textarea-vertical-align="middle" draw:auto-grow-height="false" fo:min-height="1.851cm" fo:min-width="0cm"/>
    </style:style>
    <style:style style:name="gr20" style:family="graphic" style:parent-style-name="standard">
      <style:graphic-properties draw:stroke="none" svg:stroke-color="#000000" draw:fill="none" draw:fill-color="#ffffff" draw:textarea-horizontal-align="left" draw:auto-grow-height="true" draw:auto-grow-width="true" fo:min-height="0.712cm" fo:min-width="7.415cm"/>
    </style:style>
    <style:style style:name="gr21" style:family="graphic" style:parent-style-name="standard">
      <style:graphic-properties draw:stroke="none" svg:stroke-color="#000000" draw:fill="none" draw:fill-color="#ffffff" draw:textarea-horizontal-align="left" draw:auto-grow-height="true" draw:auto-grow-width="true" fo:min-height="0.712cm" fo:min-width="4.976cm"/>
    </style:style>
    <style:style style:name="gr22" style:family="graphic" style:parent-style-name="objectwithoutfill">
      <style:graphic-properties draw:marker-start="Arrow" draw:marker-start-width="0.3cm" draw:marker-end="Arrow" draw:marker-end-width="0.3cm" draw:fill="none" draw:textarea-vertical-align="middle"/>
    </style:style>
    <style:style style:name="P1" style:family="paragraph">
      <style:paragraph-properties fo:text-align="center"/>
    </style:style>
    <style:style style:name="P2" style:family="paragraph">
      <loext:graphic-properties draw:fill-color="#e6e6ff"/>
      <style:paragraph-properties fo:text-align="center"/>
    </style:style>
    <style:style style:name="P3" style:family="paragraph">
      <loext:graphic-properties draw:fill-color="#99ccff"/>
      <style:paragraph-properties fo:text-align="center"/>
    </style:style>
    <style:style style:name="P4" style:family="paragraph">
      <loext:graphic-properties draw:fill-color="#c0c0c0"/>
      <style:paragraph-properties fo:text-align="center"/>
    </style:style>
    <style:style style:name="P5" style:family="paragraph">
      <loext:graphic-properties draw:fill-color="#00ff00"/>
      <style:paragraph-properties fo:text-align="center"/>
    </style:style>
    <style:style style:name="P6" style:family="paragraph">
      <loext:graphic-properties draw:fill="none"/>
      <style:paragraph-properties fo:text-align="center"/>
      <style:text-properties fo:font-size="12pt" style:font-size-asian="18pt" style:font-size-complex="18pt"/>
    </style:style>
    <style:style style:name="P7" style:family="paragraph">
      <loext:graphic-properties draw:fill="none"/>
      <style:paragraph-properties fo:text-align="center"/>
    </style:style>
    <style:style style:name="P8" style:family="paragraph">
      <style:paragraph-properties fo:text-align="center"/>
      <style:text-properties fo:font-size="18pt"/>
    </style:style>
    <style:style style:name="P9" style:family="paragraph">
      <loext:graphic-properties draw:fill-color="#ffffff"/>
      <style:paragraph-properties fo:text-align="center"/>
    </style:style>
    <style:style style:name="P10" style:family="paragraph">
      <loext:graphic-properties draw:fill="none" draw:fill-color="#ffffff"/>
    </style:style>
    <style:style style:name="T1" style:family="text">
      <style:text-properties fo:font-size="12pt" style:font-size-asian="18pt" style:font-size-complex="18pt"/>
    </style:style>
    <style:style style:name="T2" style:family="text">
      <style:text-properties fo:font-size="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2" draw:layer="layout" svg:width="27.7cm" svg:height="8.4cm" svg:x="1cm" svg:y="1cm">
          <text:p text:style-name="P1"><text:s text:c="27"/>User Space</text:p>
          <draw:enhanced-geometry svg:viewBox="0 0 21600 21600" draw:type="rectangle" draw:enhanced-path="M 0 0 L 21600 0 21600 21600 0 21600 0 0 Z N"/>
        </draw:custom-shape>
        <draw:custom-shape draw:style-name="gr2" draw:text-style-name="P3" draw:layer="layout" svg:width="9.2cm" svg:height="6.2cm" svg:x="10cm" svg:y="1.5cm">
          <text:p text:style-name="P1">AyiyaHash</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 draw:layer="layout" svg:width="27.7cm" svg:height="6.3cm" svg:x="1cm" svg:y="9.4cm">
          <text:p text:style-name="P1"><text:s text:c="13"/>Kernel</text:p>
          <draw:enhanced-geometry svg:viewBox="0 0 21600 21600" draw:type="rectangle" draw:enhanced-path="M 0 0 L 21600 0 21600 21600 0 21600 0 0 Z N"/>
        </draw:custom-shape>
        <draw:custom-shape draw:style-name="gr4" draw:text-style-name="P1" xml:id="id5" draw:id="id5" draw:layer="layout" svg:width="1.5cm" svg:height="1.5cm" svg:x="2.3cm" svg:y="5.4cm">
          <text:p text:style-name="P1">IPv4</text:p>
          <text:p text:style-name="P1">UDP</text:p>
          <text:p text:style-name="P1">Port 5073</text:p>
          <text:p text:style-name="P1">bound Socket</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1" xml:id="id6" draw:id="id6" draw:layer="layout" svg:width="3.8cm" svg:height="2.3cm" svg:x="5.9cm" svg:y="5.8cm">
          <text:p text:style-name="P1">IPv4 input handl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1" xml:id="id7" draw:id="id7" draw:layer="layout" svg:width="1.4cm" svg:height="1.4cm" svg:x="26.3cm" svg:y="5.3cm">
          <text:p text:style-name="P1">tun</text:p>
          <text:p text:style-name="P1">ipv6</text:p>
          <text:p text:style-name="P1">all addresses</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1" xml:id="id2" draw:id="id2" draw:layer="layout" svg:width="3.8cm" svg:height="2.3cm" svg:x="19.8cm" svg:y="1.1cm">
          <text:p text:style-name="P1">IPv6 input handl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5" xml:id="id1" draw:id="id1" draw:layer="layout" svg:width="3.1cm" svg:height="1.114cm" svg:x="25.5cm" svg:y="2.6cm">
          <text:p text:style-name="P1">tuntopip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9" draw:text-style-name="P6" draw:layer="layout" draw:type="line" svg:x1="27.05cm" svg:y1="2.6cm" svg:x2="23.6cm" svg:y2="2.25cm" draw:start-shape="id1" draw:start-glue-point="0" draw:end-shape="id2" draw:end-glue-point="1" svg:d="M27050 2600l-3450-350" svg:viewBox="0 0 3451 351">
          <text:p text:style-name="P1"><text:span text:style-name="T1">consume</text:span></text:p>
        </draw:connector>
        <draw:g xml:id="id3" draw:id="id3">
          <draw:glue-point draw:id="4" svg:x="-5.002cm" svg:y="-2.687cm"/>
          <draw:glue-point draw:id="5" svg:x="-2.502cm" svg:y="4.628cm"/>
          <draw:glue-point draw:id="6" svg:x="2.343cm" svg:y="4.628cm"/>
          <draw:custom-shape draw:style-name="gr10" draw:text-style-name="P1" draw:layer="layout" svg:width="6.137cm" svg:height="2.3cm" svg:x="11.763cm" svg:y="3.397cm">
            <text:p text:style-name="P1">AyiyaServer</text:p>
            <text:p text:style-name="P1">(per Tunnel/IPv6)</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 draw:text-style-name="P1" draw:layer="layout" svg:width="6.136cm" svg:height="2.3cm" svg:x="11.677cm" svg:y="3.298cm">
            <text:p text:style-name="P1">AyiyaServer</text:p>
            <text:p text:style-name="P1">(per Tunnel/IPv6)</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 draw:text-style-name="P1" draw:layer="layout" svg:width="6.136cm" svg:height="2.3cm" svg:x="11.59cm" svg:y="3.199cm">
            <text:p text:style-name="P1">AyiyaServer</text:p>
            <text:p text:style-name="P1">(per Tunnel/IPv6)</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1" draw:layer="layout" svg:width="6.137cm" svg:height="2.3cm" svg:x="11.503cm" svg:y="3.1cm">
            <draw:glue-point draw:id="4" svg:x="-5.002cm" svg:y="2.826cm"/>
            <draw:glue-point draw:id="5" svg:x="-5.002cm" svg:y="-2.391cm"/>
            <text:p text:style-name="P1">DTLSServer</text:p>
            <text:p text:style-name="P1">(per Tunnel/IPv6)</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onnector draw:style-name="gr9" draw:text-style-name="P6" draw:layer="layout" draw:type="line" svg:x1="19.8cm" svg:y1="2.25cm" svg:x2="17.9cm" svg:y2="4.398cm" draw:start-shape="id2" draw:start-glue-point="3" draw:end-shape="id3" svg:d="M19800 2250l-1900 2148" svg:viewBox="0 0 1901 2149">
          <text:p text:style-name="P1"><text:span text:style-name="T1">wrap into</text:span></text:p>
          <text:p text:style-name="P1"><text:span text:style-name="T1">AYIYA struct</text:span></text:p>
        </draw:connector>
        <draw:connector draw:style-name="gr9" draw:text-style-name="P6" draw:layer="layout" draw:type="line" svg:x1="13.101cm" svg:y1="5.599cm" svg:x2="13.15cm" svg:y2="8.4cm" draw:start-shape="id3" draw:start-glue-point="5" draw:end-shape="id4" draw:end-glue-point="4" svg:d="M13101 5599l49 2801" svg:viewBox="0 0 50 2802">
          <text:p text:style-name="P1"><text:span text:style-name="T1">write UDP</text:span><text:span text:style-name="T1"><text:line-break/></text:span><text:span text:style-name="T1">packet</text:span></text:p>
          <text:p text:style-name="P1"><text:span text:style-name="T1">to client</text:span><text:span text:style-name="T1"><text:line-break/></text:span><text:span text:style-name="T1">IPv4</text:span></text:p>
        </draw:connector>
        <draw:connector draw:style-name="gr9" draw:text-style-name="P6" draw:layer="layout" draw:type="line" svg:x1="3.581cm" svg:y1="6.681cm" svg:x2="5.9cm" svg:y2="6.95cm" draw:start-shape="id5" draw:start-glue-point="9" draw:end-shape="id6" draw:end-glue-point="3" svg:d="M3581 6681l2319 269" svg:viewBox="0 0 2320 270">
          <text:p text:style-name="P1"><text:span text:style-name="T1">consume</text:span></text:p>
        </draw:connector>
        <draw:connector draw:style-name="gr12" draw:text-style-name="P7" draw:layer="layout" draw:type="line" svg:x1="27cm" svg:y1="5.3cm" svg:x2="27.05cm" svg:y2="3.714cm" draw:start-shape="id7" draw:start-glue-point="4" draw:end-shape="id1" draw:end-glue-point="2" svg:d="M27000 5300l50-1586" svg:viewBox="0 0 51 1587">
          <text:p/>
        </draw:connector>
        <draw:connector draw:style-name="gr9" draw:text-style-name="P6" draw:layer="layout" draw:type="line" svg:x1="9.7cm" svg:y1="6.95cm" svg:x2="11.503cm" svg:y2="4.398cm" draw:start-shape="id6" draw:start-glue-point="1" draw:end-shape="id3" svg:d="M9700 6950l1803-2552" svg:viewBox="0 0 1804 2553">
          <text:p text:style-name="P1"><text:span text:style-name="T1">Verify/</text:span><text:span text:style-name="T1"><text:line-break/></text:span><text:span text:style-name="T1">start session</text:span></text:p>
        </draw:connector>
        <draw:connector draw:style-name="gr9" draw:text-style-name="P6" draw:layer="layout" draw:type="line" svg:x1="17.9cm" svg:y1="4.398cm" svg:x2="25.5cm" svg:y2="3.157cm" draw:start-shape="id3" draw:start-glue-point="1" draw:end-shape="id1" draw:end-glue-point="3" svg:d="M17900 4398l7600-1241" svg:viewBox="0 0 7601 1242">
          <text:p text:style-name="P1"><text:span text:style-name="T1">write</text:span></text:p>
        </draw:connector>
        <draw:custom-shape draw:style-name="gr13" draw:text-style-name="P8" xml:id="id8" draw:id="id8" draw:layer="layout" svg:width="2cm" svg:height="2cm" svg:x="12.701cm" svg:y="14.701cm">
          <text:p text:style-name="P1"><text:span text:style-name="T2">virt. Ethernet</text:span></text:p>
          <text:p text:style-name="P1"><text:span text:style-name="T2">IPv4</text:span></text:p>
          <text:p text:style-name="P1"><text:span text:style-name="T2">IPv6</text:span></text:p>
          <draw:enhanced-geometry svg:viewBox="0 0 21600 21600" draw:glue-points="10800 0 3163 3163 0 10800 3163 18437 10800 21600 18437 18437 21600 10800 18437 3163" draw:text-areas="3163 3163 18437 18437" draw:type="ring" draw:modifiers="540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line draw:style-name="gr14" draw:text-style-name="P8" draw:layer="layout" svg:x1="14.601cm" svg:y1="14.701cm" svg:x2="25.5cm" svg:y2="7.2cm">
          <text:p text:style-name="P1"><text:span text:style-name="T2">IPv6 forward</text:span></text:p>
          <text:p text:style-name="P1"><text:span text:style-name="T2">Default&lt;-&gt;IPv6 address pool</text:span></text:p>
        </draw:line>
        <draw:custom-shape draw:style-name="gr15" draw:text-style-name="P1" draw:layer="layout" svg:width="5.9cm" svg:height="1.9cm" svg:x="10.501cm" svg:y="18.001cm">
          <text:p text:style-name="P1">Provider</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16" draw:text-style-name="P1" draw:layer="layout" svg:x1="13.701cm" svg:y1="16.801cm" svg:x2="13.701cm" svg:y2="18.101cm">
          <text:p/>
        </draw:line>
        <draw:custom-shape draw:style-name="gr17" draw:text-style-name="P1" draw:layer="layout" svg:width="2.3cm" svg:height="2.3cm" svg:x="25.001cm" svg:y="16.901cm">
          <text:p text:style-name="P1">Mobile</text:p>
          <text:p text:style-name="P1">Client</text:p>
          <text:p text:style-name="P1">IPv4</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1" draw:layer="layout" svg:width="4.2cm" svg:height="1.9cm" svg:x="19.201cm" svg:y="17.501cm">
          <text:p text:style-name="P1">Mobile Network</text:p>
          <text:p text:style-name="P1">ipv4 only</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16" draw:text-style-name="P1" draw:layer="layout" svg:x1="16.301cm" svg:y1="19.001cm" svg:x2="25.001cm" svg:y2="18.101cm">
          <text:p/>
        </draw:line>
        <draw:custom-shape draw:style-name="gr19" draw:text-style-name="P9" draw:layer="layout" svg:width="0.8cm" svg:height="2.4cm" svg:x="14.701cm" svg:y="15.901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20" draw:text-style-name="P10" draw:layer="layout" svg:width="7.915cm" svg:height="0.962cm" svg:x="15.686cm" svg:y="16.201cm">
          <draw:text-box>
            <text:p>IPv6 route to address pool</text:p>
          </draw:text-box>
        </draw:frame>
        <draw:custom-shape draw:style-name="gr19" draw:text-style-name="P9" draw:layer="layout" svg:width="0.8cm" svg:height="2.4cm" draw:transform="rotate (-3.11454005018388) translate (12.433cm 18.09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21" draw:text-style-name="P10" draw:layer="layout" svg:width="5.476cm" svg:height="0.962cm" svg:x="6.025cm" svg:y="16.139cm">
          <draw:text-box>
            <text:p>IPv6 default route</text:p>
          </draw:text-box>
        </draw:frame>
        <draw:connector draw:style-name="gr22" draw:text-style-name="P6" draw:layer="layout" draw:type="line" svg:x1="3.05cm" svg:y1="6.9cm" svg:x2="12.994cm" svg:y2="14.994cm" draw:start-shape="id5" draw:start-glue-point="8" draw:end-shape="id8" draw:end-glue-point="5" svg:d="M3050 6900l9944 8094" svg:viewBox="0 0 9945 8095">
          <text:p text:style-name="P1"><text:span text:style-name="T1">IPv4 UDP</text:span></text:p>
          <text:p text:style-name="P1"><text:span text:style-name="T1">to/from bound</text:span></text:p>
          <text:p text:style-name="P1"><text:span text:style-name="T1">Socket</text:span></text:p>
        </draw:connector>
        <draw:custom-shape draw:style-name="gr4" draw:text-style-name="P1" xml:id="id4" draw:id="id4" draw:layer="layout" svg:width="1.5cm" svg:height="1.5cm" svg:x="12.4cm" svg:y="8.4cm">
          <text:p text:style-name="P1">IPv4</text:p>
          <text:p text:style-name="P1">UDP</text:p>
          <text:p text:style-name="P1">Port 5073</text:p>
          <text:p text:style-name="P1">connected Socket</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onnector draw:style-name="gr9" draw:text-style-name="P6" draw:layer="layout" draw:type="line" svg:x1="13.681cm" svg:y1="8.619cm" svg:x2="16.199cm" svg:y2="5.599cm" draw:start-shape="id4" draw:start-glue-point="11" draw:end-shape="id3" draw:end-glue-point="6" svg:d="M13681 8619l2518-3020" svg:viewBox="0 0 2519 3021">
          <text:p text:style-name="P1"><text:span text:style-name="T1">IPv4 </text:span><text:span text:style-name="T1"><text:line-break/></text:span><text:span text:style-name="T1">packets </text:span><text:span text:style-name="T1"><text:line-break/></text:span><text:span text:style-name="T1">from</text:span><text:span text:style-name="T1"><text:line-break/></text:span><text:span text:style-name="T1">specific client</text:span></text:p>
        </draw:connector>
        <draw:connector draw:style-name="gr22" draw:text-style-name="P6" draw:layer="layout" draw:type="line" svg:x1="13.15cm" svg:y1="9.9cm" svg:x2="13.701cm" svg:y2="14.701cm" draw:start-shape="id4" draw:start-glue-point="8" draw:end-shape="id8" draw:end-glue-point="4" svg:d="M13150 9900l551 4801" svg:viewBox="0 0 552 4802">
          <text:p text:style-name="P1"><text:span text:style-name="T1">IPv4 UDP</text:span></text:p>
          <text:p text:style-name="P1"><text:span text:style-name="T1">to/from </text:span><text:span text:style-name="T1"><text:line-break/></text:span><text:span text:style-name="T1">connected</text:span></text:p>
          <text:p text:style-name="P1"><text:span text:style-name="T1">Socket</text:span></text:p>
        </draw:connector>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ucida Sans" svg:font-family="'Lucida Sans'" style:font-family-generic="system" style:font-pitch="variable"/>
    <style:font-face style:name="PingFang SC" svg:font-family="'PingFang SC'"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gradient draw:name="Ausgefüllt_20_blau" draw:display-name="Ausgefüllt blau" draw:style="linear" draw:start-color="#729fcf" draw:end-color="#355269" draw:start-intensity="100%" draw:end-intensity="100%" draw:angle="300" draw:border="0%"/>
    <draw:gradient draw:name="Ausgefüllt_20_gelb" draw:display-name="Ausgefüllt gelb" draw:style="linear" draw:start-color="#ffde59" draw:end-color="#b47804" draw:start-intensity="100%" draw:end-intensity="100%" draw:angle="300" draw:border="0%"/>
    <draw:gradient draw:name="Ausgefüllt_20_grün" draw:display-name="Ausgefüllt grün" draw:style="linear" draw:start-color="#77bc65" draw:end-color="#127622" draw:start-intensity="100%" draw:end-intensity="100%" draw:angle="300" draw:border="0%"/>
    <draw:gradient draw:name="Ausgefüllt_20_rot" draw:display-name="Ausgefüllt rot" draw:style="linear" draw:start-color="#ff6d6d" draw:end-color="#c9211e" draw:start-intensity="100%" draw:end-intensity="100%" draw:angle="3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de" fo:country="DE"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imSun" style:font-family-asian="SimSun"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Ausgefüllt_20_blau"/>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Ausgefüllt_20_grü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Ausgefüllt_20_rot"/>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Ausgefüllt_20_gelb"/>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Andreas Feldner</meta:initial-creator>
    <meta:creation-date>2016-05-21T01:02:53.911526000</meta:creation-date>
    <dc:date>2020-03-22T17:53:27.371838931</dc:date>
    <dc:creator>Andreas Feldner</dc:creator>
    <meta:editing-duration>PT13H51M35S</meta:editing-duration>
    <meta:editing-cycles>10</meta:editing-cycles>
    <meta:generator>LibreOffice/6.1.3.2$MacOSX_X86_64 LibreOffice_project/86daf60bf00efa86ad547e59e09d6bb77c699acb</meta:generator>
    <meta:document-statistic meta:object-count="35"/>
  </office:meta>
</office:document-meta>
</file>